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New Roman" svg:font-family="Times New Roman"/>
  </office:font-face-decls>
  <office:automatic-styles>
    <style:style style:name="P1" style:family="paragraph" style:parent-style-name="Standard">
      <style:paragraph-properties fo:margin-bottom="0.0833in" fo:text-align="center"/>
      <style:text-properties style:font-name="Times New Roman" fo:font-size="12.0pt"/>
    </style:style>
    <style:style style:name="P2" style:family="paragraph" style:parent-style-name="Standard">
      <style:paragraph-properties fo:margin-bottom="0.0826in" fo:text-align="center"/>
      <style:text-properties style:font-name="Arial" fo:font-size="12.0pt"/>
    </style:style>
    <style:style style:name="P3" style:family="paragraph" style:parent-style-name="Standard">
      <style:text-properties style:font-name="Times New Roman" fo:font-size="12.0pt"/>
    </style:style>
    <style:style style:name="P4" style:family="paragraph" style:parent-style-name="Standard">
      <style:paragraph-properties fo:margin-top="0.1667in" fo:margin-bottom="0.0833in"/>
      <style:text-properties style:font-name="Arial" fo:font-size="13.0pt"/>
    </style:style>
    <style:style style:name="P5" style:family="paragraph" style:parent-style-name="Standard">
      <style:text-properties style:font-name="Times New Roman" fo:font-size="12.0pt" fo:color="#800000"/>
    </style:style>
    <style:style style:name="P6"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7" style:family="paragraph" style:parent-style-name="Standard">
      <style:paragraph-properties fo:margin-top="0.1667in" fo:margin-bottom="0.0833in"/>
      <style:text-properties style:font-name="Arial" fo:font-size="13.0pt" fo:color="#3333ff"/>
    </style:style>
    <style:style style:name="P8" style:family="paragraph" style:parent-style-name="Standard">
      <style:paragraph-properties fo:margin-bottom="0.0833in"/>
      <style:text-properties style:font-name="Times New Roman" fo:font-size="12.0pt" fo:color="#3333ff"/>
    </style:style>
    <style:style style:name="P9" style:family="paragraph" style:parent-style-name="Standard">
      <style:paragraph-properties fo:margin-bottom="0.0833in"/>
      <style:text-properties style:font-name="Times New Roman" fo:font-size="12.0pt"/>
    </style:style>
    <style:style style:name="P10" style:family="paragraph" style:parent-style-name="Standard">
      <style:text-properties style:font-name="Times New Roman" fo:font-size="12.0pt" fo:color="#ff3333"/>
    </style:style>
    <style:style style:name="P11" style:family="paragraph" style:parent-style-name="Standard">
      <style:text-properties style:font-name="Times New Roman" fo:font-size="12.0pt" fo:color="#558e28"/>
    </style:style>
    <style:style style:name="T1" style:family="text">
      <style:text-properties fo:font-weight="bold" fo:font-weight-asian="bold" fo:font-weight-complex="bold"/>
    </style:style>
    <style:style style:name="T2" style:family="text">
      <style:text-properties style:font-name="Arial" fo:font-weight="bold" fo:font-weight-asian="bold" fo:font-weight-complex="bold" fo:letter-spacing="0.0000in" fo:color="#444444"/>
    </style:style>
    <style:style style:name="T3" style:family="text">
      <style:text-properties fo:font-style="italic" fo:font-style-asian="italic" fo:font-style-complex="italic"/>
    </style:style>
    <style:style style:name="T4" style:family="text">
      <style:text-properties style:text-underline-style="solid" style:text-underline-type="double"/>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Bettinelli Stefano – De Santis Roberto – Gambale Vincenzo</text:p>
      <text:p text:style-name="P2"><text:span text:style-name="T1">Progetto di Sistemi Distribuiti</text:span></text:p>
      <text:p text:style-name="P2"><text:span text:style-name="T1">Anno Domini</text:span></text:p>
      <text:p text:style-name="P3"/>
      <text:p text:style-name="P4"><text:span text:style-name="T1">Sommario</text:span></text:p>
      <text:p text:style-name="P3">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 text:style-name="T2"><text:s/></text:span>di tipo REST .</text:p>
      <text:p text:style-name="P3"/>
      <text:p text:style-name="P4"><text:span text:style-name="T1">Introduzione</text:span></text:p>
      <text:p text:style-name="P3">Anno Domini prevede la partecipazione di un minimo di quattro giocatori alla partita, ad ognuno dei quali vengono distribuite sette carte. Ogni carta rappresenta uno specifico evento storico, visibile ai giocatori anche quando questa è coperta. Quando la carta viene scoperta viene invece esternato l'anno di riferimento. Come già accennato, lo scopo del gioco è quello di mettere in ordine cronologico, dal più lontano al più recente, gli eventi storici e vince il giocatore che rimane senza carte in mano.</text:p>
      <text:p text:style-name="P3">Inizialmente sul banco è presente una sola carta coperta. Man mano che si va avanti con il procedere del gioco, la sequenza presente sul banco si arricchisce di nuove carte, opportunamente posizionate dai giocatori rispettando i turni.</text:p>
      <text:p text:style-name="P3">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Mentre se crede che la successione delle carte comuni sia sbagliata, può dubitare: ciò determina la rivelazione delle date degli eventi storici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3">La partita termina nel momento in cui un giocatore rimane senza nessuna carta in mano a patto che la sequenza sul banco sia corretta. Infatti, se un giocatore esaurisce le proprie carte, ma la sequenza non risulta corretta, deve pescare due carte del mazzo; il gioco riprende quindi dal partecipante successivo.</text:p>
      <text:p text:style-name="P3">La tecnologia REST è inizialmente nata per permettere a servizi web di rilasciare proprie API mantenendo HTTP come protocollo cardine. Solo successivamente ci si sta rendendo conto del fatto che può essere impiegato per la realizzazione dei sistemi distriubuiti. La nostra scelta è ricaduta su REST proprio per sperimentare questo nuovo modo di creare sistemi distribuiti.</text:p>
      <text:p text:style-name="P3">La relazione è strutturata nel seguente modo...</text:p>
      <text:p text:style-name="P5"/>
      <text:p text:style-name="P4"><text:span text:style-name="T1">Aspetti progettuali</text:span></text:p>
      <text:p text:style-name="P3">Il primo problema che si incontra nel realizzare un sistema distribuito è fare in modo che ogni nodo sia consapevole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p>
      <text:p text:style-name="P3">Nel dettaglio, la fase preliminare per poter dare il via al gioco è strutturata come segue:</text:p>
      <text:list text:style-name="L1">
        <text:list-item>
          <text:p text:style-name="P6">I giocatori si registrano presso il server scegliendo uno username univoco;</text:p>
        </text:list-item>
        <text:list-item>
          <text:p text:style-name="P6">Uno dei potenziali giocatori crea un nuovo gioco, specificando il numero di partecipanti desiderato. Ci riferiremo a tale giocatore come <text:span text:style-name="T3">creator</text:span>;</text:p>
        </text:list-item>
        <text:list-item>
          <text:p text:style-name="P6">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3">Per assegnare il primo turno del gioco sarebbe necessario, in teoria, l'utilizzo di un algoritmo distribuito per deciderlo, analogo a quello di elezione del leader. In realtà non c'è un concreto bisogno di tale passaggio poiché si può assumere che il primo turno spetti al <text:span text:style-name="T3">creator</text:span><text:s/>della partita.</text:p>
      <text:p text:style-name="P3"/>
      <text:p text:style-name="P3">A questo punto, i nodi sono in grado di gestire autonomamente il gioco durante la sua evoluzione. Quando un giocatore deve effettuare una giocata (sia che essa sia un dubbio, sia che si tratti della giocata di una carta), invia un messaggio in broadcast a tutti gli altri. Quest'approccio consente a tutti i partecipanti della partita di mantenere le risorse di gioco aggiornate poiché sono dislocate in modo distribuito.</text:p>
      <text:p text:style-name="P3"><text:span text:style-name="T4"/></text:p>
      <text:p text:style-name="P3">Viste le caratteristiche del gioco, l'architettura astratta del sistema distribuito è quella ad anello.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p>
      <text:p text:style-name="P3"/>
      <text:p text:style-name="P7"><text:span text:style-name="T1">Tolleranza ai guasti</text:span></text:p>
      <text:p text:style-name="P8">La tolleranza ai guasti del nostro sistema distribuito si occupa unicamente di capire se i nodi partecipanti ad una sessione di gioco vanno in crash. Si suppone quindi che la rete sottostante sia affidabile, l'invio e la ricezione dei messaggi avviene in modo corretto entro un tempo ragionevole.</text:p>
      <text:p text:style-name="P8">Il problema principale è stato quello di identificare i nodo che vanno in crash, una partita può continuare fin tanto che rimangono attivi è maggiore o uguale a 4.</text:p>
      <text:p text:style-name="P8">Abbiamo evitato soluzioni in cui i nodi si scambiano messaggi di liveness, i quali avrebbero aumentato la complessità nella logica del singolo nodo ed aumentato il numero di messaggi in circolo sulla rete.</text:p>
      <text:p text:style-name="P8">Nella nostra soluzione al problema ogni nodo è in possesso di un timer e quindi anche di una funzione di callback, attivata allo scadere del timer. La scadenza del timer simula il timeout di uno dei nodi, in conseguenza considerato in stato di crash.</text:p>
      <text:p text:style-name="P8">Ogni nodo conosce l'esatta sequenza dei turni di una partita: istante per istante è in grado di identificare il giocatore in possesso del turno. Nel momento in cui in un nodo si verifica un timeout vuol dire che il giocatore in possesso del turno è andato in crash. La funzione di callback effettua le operazioni necessarie per la rimozione di tale nodo dalla partita e l'aggiornamento del turno, che viene assegnato al giocatore successivo.</text:p>
      <text:p text:style-name="P8">La durara del timeout è abbastanza lunga da consentire ad un nodo sia di effettuare una giocata, completando il proprio turno, e sia di inviare un messaggio a tutti gli altri giocatori. In uno scenario di questo è normale chiedersi cosa succede se uno nodo riceve un messaggio di un nodo diverso dal quale si aspettava la giocata.</text:p>
      <text:p text:style-name="P9"/>
      <text:p text:style-name="P3"/>
      <text:p text:style-name="P10"><text:span text:style-name="T1">PROGETTARE I MESSAGGI CHE VANNO SCAMBIATI CON LE RELATIVE PROBLEMATICHE ANNESSE E CONNESSE!</text:span></text:p>
      <text:p text:style-name="P11"><text:span text:style-name="T1">SCHEMI</text:span></text:p>
      <text:p text:style-name="P10"><text:span text:style-name="T1"/></text:p>
      <text:p text:style-name="P3"/>
      <text:p text:style-name="P3"/>
      <text:p text:style-name="P3"/>
      <text:p text:style-name="P3">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3">*** FARE TOLLERANZA AI GUASTI PER DUBITATO BENE ***</text:p>
      <text:p text:style-name="P3">***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meta:generator>
    <meta:initial-creator>Roberto </meta:initial-creator>
  </office:meta>
</office:document-meta>
</file>